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1449b" officeooo:paragraph-rsid="0011449b" style:font-size-asian="14pt" style:font-weight-asian="bold" style:font-size-complex="14pt" style:font-weight-complex="bold"/>
    </style:style>
    <style:style style:name="P2" style:family="paragraph" style:parent-style-name="Heading_20_2">
      <style:paragraph-properties fo:text-align="start" style:justify-single-word="false"/>
      <style:text-properties style:font-name="Liberation Serif" fo:font-size="13pt" fo:font-weight="normal" officeooo:rsid="0011449b" officeooo:paragraph-rsid="0011449b" style:font-size-asian="13pt" style:font-weight-asian="normal" style:font-size-complex="13pt" style:font-weight-complex="normal"/>
    </style:style>
    <style:style style:name="P3" style:family="paragraph" style:parent-style-name="Text_20_body">
      <style:text-properties style:font-name="Liberation Serif" fo:font-size="13pt" officeooo:rsid="0011449b" style:font-size-asian="13pt" style:font-size-complex="13pt"/>
    </style:style>
    <style:style style:name="P4" style:family="paragraph" style:parent-style-name="Heading_20_2">
      <style:text-properties style:font-name="Liberation Serif" fo:font-size="13pt" fo:font-weight="normal" officeooo:rsid="0011449b" style:font-size-asian="13pt" style:font-weight-asian="normal" style:font-size-complex="13pt" style:font-weight-complex="normal"/>
    </style:style>
    <style:style style:name="P5" style:family="paragraph" style:parent-style-name="Heading_20_2">
      <style:text-properties style:font-name="Liberation Serif" fo:font-size="13pt" fo:font-weight="bold" officeooo:rsid="0011449b" style:font-size-asian="13pt" style:font-weight-asian="bold" style:font-size-complex="13pt" style:font-weight-complex="bold"/>
    </style:style>
    <style:style style:name="P6" style:family="paragraph" style:parent-style-name="Text_20_body" style:list-style-name="L1">
      <style:text-properties officeooo:rsid="0011449b"/>
    </style:style>
    <style:style style:name="P7" style:family="paragraph" style:parent-style-name="Text_20_body" style:list-style-name="L2">
      <style:text-properties style:font-name="Liberation Serif" fo:font-size="13pt" fo:font-weight="bold" officeooo:rsid="0011449b" style:font-size-asian="13pt" style:font-size-complex="13pt"/>
    </style:style>
    <style:style style:name="P8" style:family="paragraph" style:parent-style-name="Text_20_body" style:list-style-name="L2">
      <style:text-properties officeooo:rsid="0011449b"/>
    </style:style>
    <style:style style:name="T1" style:family="text">
      <style:text-properties fo:font-weight="bold" style:font-weight-asian="bold" style:font-weight-complex="bold"/>
    </style:style>
    <style:style style:name="T2" style:family="text">
      <style:text-properties style:font-name="Liberation Serif" fo:font-size="13pt" fo:font-weight="bold" style:font-size-asian="13pt" style:font-size-complex="13pt"/>
    </style:style>
    <style:style style:name="T3" style:family="text">
      <style:text-properties style:font-name="Liberation Serif" fo:font-size="13pt" style:font-size-asian="13pt" style:font-size-complex="13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ORT Z LABORATORIÓW Z WDWK</text:p>
      <text:p text:style-name="P1">autor: Paweł Łoćwin 284350</text:p>
      <text:p text:style-name="P1"/>
      <text:h text:style-name="P2" text:outline-level="2">1. <text:span text:style-name="T1">Wstęp teoretyczny</text:span></text:h>
      <text:p text:style-name="P3">Mnożenie wieloprecyzyjne to technika pozwalająca na operowanie na liczbach, których rozmiar przekracza wielkość standardowych rejestrów procesora. Aby to zrealizować, duże liczby dzieli się na mniejsze, 32-bitowe segmenty pamięci. Algorytm działa analogicznie do klasycznego mnożenia pisemnego każdy segment mnożnika jest po kolei przemnażany przez każdy segment mnożnej. Otrzymane iloczyny cząstkowe są następnie dodawane do bufora wynikowego na odpowiednich pozycjach. Kluczowym elementem tego procesu jest obsługa sprzętowej flagi przeniesienia , która gwarantuje, że nadmiar z dodawania młodszych bitów zostanie poprawnie doliczony do starszych części wyniku.</text:p>
      <text:h text:style-name="P4" text:outline-level="2">2. <text:span text:style-name="T1">Opis struktury i działania kodu programu</text:span></text:h>
      <text:p text:style-name="P3">Program został zaimplementowany w asemblerze x86 (składnia AT&amp;T) i składa się z sekcji danych oraz sekcji instrukcji sterujących logiką mnożenia.</text:p>
      <text:h text:style-name="P5" text:outline-level="2">Sekcja danych i pamięci</text:h>
      <text:list text:style-name="L1">
        <text:list-item>
          <text:p text:style-name="P6"><text:span text:style-name="Source_20_Text"><text:span text:style-name="T2">.data</text:span></text:span><text:span text:style-name="T3">: Zawiera zmienną </text:span><text:span text:style-name="Source_20_Text"><text:span text:style-name="T3">rozmiar</text:span></text:span><text:span text:style-name="T3"> ustawioną na 4 (ponieważ liczba 128-bitowa składa się z czterech słów 32-bitowych). Zdefiniowano tu również dwa wektory wejściowe: </text:span><text:span text:style-name="Source_20_Text"><text:span text:style-name="T3">liczba1</text:span></text:span><text:span text:style-name="T3"> oraz </text:span><text:span text:style-name="Source_20_Text"><text:span text:style-name="T3">liczba2</text:span></text:span><text:span text:style-name="T3">, które przechowują mnożone wartości.</text:span></text:p>
        </text:list-item>
        <text:list-item>
          <text:p text:style-name="P6"><text:span text:style-name="Source_20_Text"><text:span text:style-name="T2">.bss</text:span></text:span><text:span text:style-name="T3">: W tej sekcji zadeklarowano bufor </text:span><text:span text:style-name="Source_20_Text"><text:span text:style-name="T3">wynik</text:span></text:span><text:span text:style-name="T3"> o rozmiarze 32 bajtów (256 bitów), który pomieści ostateczny wynik mnożenia bez ryzyka utraty danych.</text:span></text:p>
        </text:list-item>
      </text:list>
      <text:h text:style-name="P5" text:outline-level="2">Logika działania programu</text:h>
      <text:p text:style-name="P3">Struktura algorytmu opiera się na dwóch zagnieżdżonych pętlach i mechanizmie dodawania z przeniesieniem:</text:p>
      <text:list text:style-name="L2">
        <text:list-item>
          <text:p text:style-name="P7">Inicjalizacja i pętle sterujące:</text:p>
          <text:list>
            <text:list-item>
              <text:p text:style-name="P8"><text:span text:style-name="T3">Rejestr </text:span><text:span text:style-name="Source_20_Text"><text:span text:style-name="T3">%esi</text:span></text:span><text:span text:style-name="T3"> pełni funkcję licznika pętli zewnętrznej (iteruje po segmentach </text:span><text:span text:style-name="Source_20_Text"><text:span text:style-name="T3">liczba2</text:span></text:span><text:span text:style-name="T3">).</text:span></text:p>
            </text:list-item>
            <text:list-item>
              <text:p text:style-name="P8"><text:span text:style-name="T3">Rejestr </text:span><text:span text:style-name="Source_20_Text"><text:span text:style-name="T3">%edi</text:span></text:span><text:span text:style-name="T3"> pełni funkcję licznika pętli wewnętrznej (iteruje po segmentach </text:span><text:span text:style-name="Source_20_Text"><text:span text:style-name="T3">liczba1</text:span></text:span><text:span text:style-name="T3">).</text:span></text:p>
            </text:list-item>
            <text:list-item>
              <text:p text:style-name="P8"><text:span text:style-name="T3">Pętle wykorzystują instrukcję </text:span><text:span text:style-name="Source_20_Text"><text:span text:style-name="T3">cmpl</text:span></text:span><text:span text:style-name="T3"> do porównania aktualnego stanu licznika z wartością zmiennej </text:span><text:span text:style-name="Source_20_Text"><text:span text:style-name="T3">rozmiar</text:span></text:span><text:span text:style-name="T3">.</text:span></text:p>
            </text:list-item>
          </text:list>
        </text:list-item>
        <text:list-item>
          <text:p text:style-name="P7">Mnożenie cząstkowe:</text:p>
          <text:list>
            <text:list-item>
              <text:p text:style-name="P8"><text:span text:style-name="T3">Wewnątrz pętli jedno 32-bitowe słowo z </text:span><text:span text:style-name="Source_20_Text"><text:span text:style-name="T3">liczba2</text:span></text:span><text:span text:style-name="T3"> jest ładowane do rejestru </text:span><text:span text:style-name="Source_20_Text"><text:span text:style-name="T3">%eax</text:span></text:span><text:span text:style-name="T3">, a następnie mnożone przez bieżące słowo </text:span><text:span text:style-name="Source_20_Text"><text:span text:style-name="T3">liczba1</text:span></text:span><text:span text:style-name="T3"> za pomocą instrukcji mnożenia bez znaku </text:span><text:span text:style-name="Source_20_Text"><text:span text:style-name="T3">mull</text:span></text:span><text:span text:style-name="T3">.</text:span></text:p>
            </text:list-item>
            <text:list-item>
              <text:p text:style-name="P8"><text:soft-page-break/><text:span text:style-name="T3">Wynik tej operacji jest 64-bitowy – procesor automatycznie umieszcza młodszą część iloczynu w rejestrze </text:span><text:span text:style-name="Source_20_Text"><text:span text:style-name="T3">%eax</text:span></text:span><text:span text:style-name="T3">, a starszą w rejestrze </text:span><text:span text:style-name="Source_20_Text"><text:span text:style-name="T3">%edx</text:span></text:span><text:span text:style-name="T3">.</text:span></text:p>
            </text:list-item>
          </text:list>
        </text:list-item>
        <text:list-item>
          <text:p text:style-name="P7">Wyliczanie indeksu zapisu i akumulacja:</text:p>
          <text:list>
            <text:list-item>
              <text:p text:style-name="P8"><text:span text:style-name="T3">Pozycja w pamięci, na którą ma trafić iloczyn, jest wyliczana poprzez dodanie do siebie indeksów obu pętli (</text:span><text:span text:style-name="Source_20_Text"><text:span text:style-name="T3">%esi</text:span></text:span><text:span text:style-name="T3"> + </text:span><text:span text:style-name="Source_20_Text"><text:span text:style-name="T3">%edi</text:span></text:span><text:span text:style-name="T3">). Wynik tej sumy trafia do rejestru </text:span><text:span text:style-name="Source_20_Text"><text:span text:style-name="T3">%ebx</text:span></text:span><text:span text:style-name="T3">.</text:span></text:p>
            </text:list-item>
            <text:list-item>
              <text:p text:style-name="P8"><text:span text:style-name="T3">Instrukcja </text:span><text:span text:style-name="Source_20_Text"><text:span text:style-name="T3">addl</text:span></text:span><text:span text:style-name="T3"> dodaje młodszą część iloczynu (</text:span><text:span text:style-name="Source_20_Text"><text:span text:style-name="T3">%eax</text:span></text:span><text:span text:style-name="T3">) do bufora </text:span><text:span text:style-name="Source_20_Text"><text:span text:style-name="T3">wynik</text:span></text:span><text:span text:style-name="T3"> pod wyliczonym indeksem </text:span><text:span text:style-name="Source_20_Text"><text:span text:style-name="T3">%ebx</text:span></text:span><text:span text:style-name="T3">.</text:span></text:p>
            </text:list-item>
            <text:list-item>
              <text:p text:style-name="P8"><text:span text:style-name="T3">Następnie program inkrementuje wskaźnik </text:span><text:span text:style-name="Source_20_Text"><text:span text:style-name="T3">%ebx</text:span></text:span><text:span text:style-name="T3"> (za pomocą </text:span><text:span text:style-name="Source_20_Text"><text:span text:style-name="T3">incl</text:span></text:span><text:span text:style-name="T3">) i używa instrukcji </text:span><text:span text:style-name="Source_20_Text"><text:span text:style-name="T3">adcl</text:span></text:span><text:span text:style-name="T3"> (Add with Carry), aby dodać starszą część iloczynu (</text:span><text:span text:style-name="Source_20_Text"><text:span text:style-name="T3">%edx</text:span></text:span><text:span text:style-name="T3">) do kolejnego segmentu pamięci, uwzględniając ewentualne przeniesienie z poprzedniego dodawania.</text:span></text:p>
            </text:list-item>
          </text:list>
        </text:list-item>
        <text:list-item>
          <text:p text:style-name="P7">Propagacja przeniesienia:</text:p>
          <text:list>
            <text:list-item>
              <text:p text:style-name="P8"><text:span text:style-name="T3">Dodawanie starszej części wyniku może wygenerować kolejne przepełnienie. Jeśli flaga Carry Flag nie jest ustawiona, instrukcja </text:span><text:span text:style-name="Source_20_Text"><text:span text:style-name="T3">jnc</text:span></text:span><text:span text:style-name="T3"> <text:s/>kieruje program z powrotem do pętli głównej.</text:span></text:p>
            </text:list-item>
            <text:list-item>
              <text:p text:style-name="P8"><text:span text:style-name="T3">Jeśli jednak wystąpiło przeniesienie, uruchamia się procedura </text:span><text:span text:style-name="Source_20_Text"><text:span text:style-name="T3">propaguj_dalej</text:span></text:span><text:span text:style-name="T3">. Inkrementuje ona indeks </text:span><text:span text:style-name="Source_20_Text"><text:span text:style-name="T3">%ebx</text:span></text:span><text:span text:style-name="T3"> i dodaje zero z przeniesieniem (</text:span><text:span text:style-name="Source_20_Text"><text:span text:style-name="T3">adcl $0, wynik(...)</text:span></text:span><text:span text:style-name="T3">). Pętla ta kręci się tak długo (</text:span><text:span text:style-name="Source_20_Text"><text:span text:style-name="T3">jc propaguj_dalej</text:span></text:span><text:span text:style-name="T3">), aż przeniesienie zostanie w pełni wygaszone na starszych słowach wyniku.</text:span></text:p>
            </text:list-item>
          </text:list>
        </text:list-item>
        <text:list-item>
          <text:p text:style-name="P7">Zakończenie:</text:p>
          <text:list>
            <text:list-item>
              <text:p text:style-name="P8"><text:span text:style-name="T3">Po przetworzeniu wszystkich segmentów, wywoływana jest etykieta </text:span><text:span text:style-name="Source_20_Text"><text:span text:style-name="T3">koniec_mnozenia</text:span></text:span><text:span text:style-name="T3">, która poprzez wywołanie systemowe Linuksa (</text:span><text:span text:style-name="Source_20_Text"><text:span text:style-name="T3">int $0x80</text:span></text:span><text:span text:style-name="T3">) z kodem 1 bezpiecznie kończy działanie programu.</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11:47:11.155808313</meta:creation-date>
    <dc:date>2026-03-25T11:55:15.584165111</dc:date>
    <meta:editing-duration>PT8M5S</meta:editing-duration>
    <meta:editing-cycles>1</meta:editing-cycles>
    <meta:document-statistic meta:table-count="0" meta:image-count="0" meta:object-count="0" meta:page-count="2" meta:paragraph-count="27" meta:word-count="461" meta:character-count="3312" meta:non-whitespace-character-count="2894"/>
    <meta:generator>LibreOffice/25.2.3.2$Linux_X86_64 LibreOffice_project/520$Build-2</meta:generator>
  </office:meta>
</office:document-meta>
</file>